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d5ff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1-1</text:p>
          </table:table-cell>
          <table:table-cell table:style-name="ce6" office:value-type="string" calcext:value-type="string">
            <text:p>1-2</text:p>
          </table:table-cell>
          <table:table-cell table:style-name="ce6" office:value-type="string" calcext:value-type="string">
            <text:p>1-3</text:p>
          </table:table-cell>
          <table:table-cell table:style-name="ce6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3-1</text:p>
          </table:table-cell>
          <table:table-cell table:style-name="ce10" office:value-type="string" calcext:value-type="string">
            <text:p>3-2</text:p>
          </table:table-cell>
          <table:table-cell table:style-name="ce10" office:value-type="string" calcext:value-type="string">
            <text:p>3-3</text:p>
          </table:table-cell>
          <table:table-cell table:style-name="ce10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1" office:value-type="string" calcext:value-type="string">
            <text:p>5-2</text:p>
          </table:table-cell>
          <table:table-cell table:style-name="ce10" office:value-type="string" calcext:value-type="string">
            <text:p>5-3</text:p>
          </table:table-cell>
          <table:table-cell table:style-name="ce10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1" office:value-type="string" calcext:value-type="string">
            <text:p>7-2</text:p>
          </table:table-cell>
          <table:table-cell table:style-name="ce11" office:value-type="string" calcext:value-type="string">
            <text:p>7-3</text:p>
          </table:table-cell>
          <table:table-cell table:style-name="ce11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1" office:value-type="string" calcext:value-type="string">
            <text:p>9-3</text:p>
          </table:table-cell>
          <table:table-cell table:style-name="ce11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10T15:24:32.595667420</dc:date>
    <meta:editing-duration>P1DT13H20M50S</meta:editing-duration>
    <meta:editing-cycles>190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